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ef665" officeooo:paragraph-rsid="001ef665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0356c" officeooo:paragraph-rsid="0020356c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2cc83" officeooo:paragraph-rsid="0022cc83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563c0" officeooo:paragraph-rsid="002563c0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410b6" officeooo:paragraph-rsid="002410b6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7ca02" officeooo:paragraph-rsid="0027ca02" style:font-size-asian="12pt" style:font-size-complex="12pt"/>
    </style:style>
    <style:style style:name="P7" style:family="paragraph" style:parent-style-name="Standard">
      <style:text-properties fo:font-size="12pt" officeooo:rsid="001a745e" officeooo:paragraph-rsid="001a745e" style:font-size-asian="12pt" style:font-size-complex="12pt"/>
    </style:style>
    <style:style style:name="P8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1a745e" officeooo:paragraph-rsid="001a745e" style:font-size-asian="12pt" style:font-size-complex="12pt"/>
    </style:style>
    <style:style style:name="P9" style:family="paragraph" style:parent-style-name="Text_20_body">
      <style:text-properties fo:font-size="12pt" officeooo:rsid="001a745e" officeooo:paragraph-rsid="002563c0" style:font-size-asian="12pt" style:font-size-complex="12pt"/>
    </style:style>
    <style:style style:name="P10" style:family="paragraph" style:parent-style-name="Heading_20_2">
      <style:text-properties fo:font-variant="normal" fo:text-transform="none" fo:color="#000000" style:font-name="arial" fo:font-size="12pt" fo:letter-spacing="normal" fo:font-style="normal" officeooo:paragraph-rsid="001a745e" style:font-size-asian="12pt" style:font-size-complex="12pt"/>
    </style:style>
    <style:style style:name="T1" style:family="text">
      <style:text-properties officeooo:rsid="001a745e"/>
    </style:style>
    <style:style style:name="T2" style:family="text">
      <style:text-properties officeooo:rsid="001ef665"/>
    </style:style>
    <style:style style:name="T3" style:family="text">
      <style:text-properties fo:font-variant="normal" fo:text-transform="none" fo:color="#000000" style:font-name="arial" fo:letter-spacing="normal" fo:font-style="normal" fo:font-weight="normal"/>
    </style:style>
    <style:style style:name="T4" style:family="text">
      <style:text-properties fo:font-size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nuxzoo</text:p>
      <text:h text:style-name="P10" text:outline-level="2"><text:span text:style-name="T1">Question 4: GREP and </text:span>regexp</text:h>
      <text:p text:style-name="P8"/>
      <text:p text:style-name="P9"><text:span text:style-name="T3">How many words have the string "ra" in them twice in /usr/share/dict/words? </text:span></text:p>
      <text:p text:style-name="P9">grep -E "ra.*ra" /usr/share/dict/words |wc -l</text:p>
      <text:p text:style-name="P9"><text:span text:style-name="T2">odp: 808</text:span></text:p>
      <text:p text:style-name="P1">How many words are in /usr/share/dict/words which contains "ice" then immediately following that either an "s" or a "d" (i.e. ices or iced). Use square brackets to form a set in your regular expression. </text:p>
      <text:p text:style-name="P2">grep -E "ice[s,d]" /usr/share/dict/words |wc -l</text:p>
      <text:p text:style-name="P2">411</text:p>
      <text:p text:style-name="P2"/>
      <text:p text:style-name="P2">Use <text:span text:style-name="Source_20_Text">grep</text:span> on <text:span text:style-name="Source_20_Text">words</text:span> to find a word that contains each of the vowels in alphabetical (i.e first an A, then an E, etc) order in /usr/share/dict/words. How many such words are there? (you may include words with extra vowels such as adventitious. A vowel is one of A,E,I,O,U. </text:p>
      <text:p text:style-name="P3">grep -E "a.*e.*i.*o.*u.*" /usr/share/dict/words |wc -l</text:p>
      <text:p text:style-name="P3">247</text:p>
      <text:p text:style-name="P3"/>
      <text:p text:style-name="P3">The word interlinking includes the same two characters (e.g. "in") which appear three times. The word "priestessess" also contains the same two characters repeated three time (e.g. "es").</text:p>
      <text:p text:style-name="P4">grep "\(..\).*\1.*\1.*" /usr/share/dict/words <text:s/>|wc -l</text:p>
      <text:p text:style-name="P5">743</text:p>
      <text:p text:style-name="P5"/>
      <text:p text:style-name="P5">How many words are 5 character palindromes? A palindrome is a word spelled the same way forward and backwards, such as "sagas". Use /usr/share/dict/words. Hint: Use multiple groups and backreferences.</text:p>
      <text:p text:style-name="P6">grep "^.....$" /usr/share/dict/words <text:s/>| grep "\(.\)\(.\).\2\1" | wc -l</text:p>
      <text:p text:style-name="P6">4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5:04:42.919783021</meta:creation-date>
    <dc:date>2018-11-07T15:43:34.214433331</dc:date>
    <meta:editing-duration>PT37M53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97" meta:character-count="1259" meta:non-whitespace-character-count="1074"/>
  </office:meta>
</office:document-meta>
</file>